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b7b7b7"/>
    </style:style>
    <style:style style:name="T3" style:family="text">
      <style:text-properties fo:color="#b7b7b7" style:text-underline-style="solid" style:text-underline-width="auto" style:text-underline-color="font-color"/>
    </style:style>
    <style:style style:name="T4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FS-2.Information Flow</text:span></text:p>
      <text:p text:style-name="P2"/>
      <text:p text:style-name="P1">Αυτό το επίπεδο περιλαμβάνει τη μεταφορά της πληροφορίας του φυσικού ερεθίσματος στην μονάδα επεξεργασίας στην σωστή μορφή . Αναλύοντας αυτό το επίπεδο ξεχωρίζουμε χονδρικά : <text:span text:style-name="T1">κωδικοποίηση της ερεθίσματος</text:span> , <text:span text:style-name="T1">μεταφορά του μέσω καναλιού</text:span> , <text:span text:style-name="T1">αποκωδικοποίηση </text:span>και<text:span text:style-name="T1"> εισαγωγή του στην μονάδα επεξεργασίας</text:span> . </text:p>
      <text:p text:style-name="P1"/>
      <text:p text:style-name="P1">Οι πιο πρακτικοί τρόποι υλοποίησης αυτού το επίπεδου για αυτό το project είναι με <text:span text:style-name="T1">καλώδιο (USB) , ZigBee</text:span>, <text:span text:style-name="T1">bluetooth , υπέρυθρες </text:span>και ίσως <text:span text:style-name="T1">Wi-fi ή GSM </text:span>.</text:p>
      <text:p text:style-name="P1"/>
      <text:p text:style-name="P1"><text:span text:style-name="T2">Για τα παραπάνω υπάρχουν πολλές διαφορετικές επιλογές στο εμπόριο όπως : </text:span></text:p>
      <text:p text:style-name="P1"><text:a xlink:type="simple" xlink:href="http://gr.mouser.com/Embedded-Solutions/RF-Wireless-Modules/Bluetooth-802151-Modules/_/N-6l7pgZscv7Zlls6"><text:span text:style-name="T3">http://gr.mouser.com/Embedded-Solutions/RF-Wireless-Modules/Bluetooth-802151-Modules/_/N-6l7pgZscv7Zlls6</text:span></text:a></text:p>
      <text:p text:style-name="P1"><text:a xlink:type="simple" xlink:href="https://www.microchip.com/pagehandler/en-us/technology/bluetooth/home.html"><text:span text:style-name="T3">https://www.microchip.com/pagehandler/en-us/technology/bluetooth/home.html</text:span></text:a></text:p>
      <text:p text:style-name="P1"><text:a xlink:type="simple" xlink:href="http://www.zigbee.org/"><text:span text:style-name="T3">http://www.zigbee.org/</text:span></text:a></text:p>
      <text:p text:style-name="P1"><text:span text:style-name="T2">...για περισσότερα Wi-fi ανατρέξτε στο αρχείο <text:s/>Layer 2-Inputs and Outputs σελίδα 7 </text:span></text:p>
      <text:p text:style-name="P1"/>
      <text:p text:style-name="P1"/>
      <text:p text:style-name="P1">Όμως, επειδή για τέτοιες εφαρμογές υπάρχει πολύ υλικό και υποστήριξη στο internet χρησιμοποιώντας το arduino και το raspberry pi κτλ , είναι μια πολύ καλή και φτηνή λύση με μεγάλη συμβατότητα στους διαφορετικούς τρόπους σύζευξης συσκευών με αυτά . </text:p>
      <text:p text:style-name="P1"/>
      <text:p text:style-name="P1">Άρα ,</text:p>
      <text:p text:style-name="P1"/>
      <text:p text:style-name="P1"><text:span text:style-name="T1">Κωδικοποίηση ερεθίσματος</text:span> </text:p>
      <text:p text:style-name="P1"/>
      <text:p text:style-name="P1">-Κάποιο arduino μικρής κατανάλωσης και μεγέθους . </text:p>
      <text:p text:style-name="P1"><text:a xlink:type="simple" xlink:href="https://www.arduino.cc/en/Main/Products"><text:span text:style-name="T4">https://www.arduino.cc/en/Main/Products</text:span></text:a></text:p>
      <text:p text:style-name="P1"/>
      <text:p text:style-name="P1">-Intel Edison (μικρή κατανάλωση και μέγεθος , συμβατότητά , Linux , <text:s text:c="2"/>) </text:p>
      <text:p text:style-name="P1"><text:a xlink:type="simple" xlink:href="http://download.intel.com/support/edison/sb/edison_pb_331179001.pdf"><text:span text:style-name="T4">http://download.intel.com/support/edison/sb/edison_pb_331179001.pdf</text:span></text:a></text:p>
      <text:p text:style-name="P1"/>
      <text:p text:style-name="P1">-Intel Galileo (συμβατό με Αrduino Uno Shields , ethernet )</text:p>
      <text:p text:style-name="P1"><text:a xlink:type="simple" xlink:href="http://www.intel.com/newsroom/kits/quark/galileo/pdfs/Intel_Galileo_Datasheet.pdf"><text:span text:style-name="T4">http://www.intel.com/newsroom/kits/quark/galileo/pdfs/Intel_Galileo_Datasheet.pdf</text:span></text:a></text:p>
      <text:p text:style-name="P1"/>
      <text:p text:style-name="P1"><text:span text:style-name="T1">Μεταφορά μέσω καναλιού + αποκωδικοποίηση και εισαγωγή του στην μονάδα επεξεργασίας</text:span></text:p>
      <text:p text:style-name="P1"/>
      <text:p text:style-name="P1">(USB)</text:p>
      <text:p text:style-name="P1"/>
      <text:p text:style-name="P1">-Απλή σύνδεση του arduino με μακρύ καλώδιο USB (ή micro-USB) και στις δυο άκρες</text:p>
      <text:p text:style-name="P1"/>
      <text:p text:style-name="P1">(Bluetooth)</text:p>
      <text:p text:style-name="P1"/>
      <text:p text:style-name="P1">- Χρήση κατάλληλου bluetooth chip για το οποίο υπάρχουν έτοιμες βιβλιοθήκες για arduino </text:p>
      <text:p text:style-name="P1"><text:a xlink:type="simple" xlink:href="http://www.ebay.com/bhp/arduino-bluetooth"><text:span text:style-name="T4">http://www.ebay.com/bhp/arduino-bluetooth</text:span></text:a></text:p>
      <text:p text:style-name="P1"><text:soft-page-break/><text:a xlink:type="simple" xlink:href="https://store.arduino.cc/index.php?main_page=advanced_search_result&amp;search_in_description=1&amp;keyword=bluetooth&amp;btnG=search"><text:span text:style-name="T4">https://store.arduino.cc/index.php?main_page=advanced_search_result&amp;search_in_description=1&amp;keyword=bluetooth&amp;btnG=search</text:span></text:a></text:p>
      <text:p text:style-name="P1"><text:s text:c="3"/></text:p>
      <text:p text:style-name="P1">(Υπέρυθρες)</text:p>
      <text:p text:style-name="P1"/>
      <text:p text:style-name="P1">-Αντίστοιχο με το προηγούμενο</text:p>
      <text:p text:style-name="P1"><text:a xlink:type="simple" xlink:href="http://www.ebay.com/bhp/arduino-ir-sensor"><text:span text:style-name="T4">http://www.ebay.com/bhp/arduino-ir-sensor</text:span></text:a></text:p>
      <text:p text:style-name="P1"/>
      <text:p text:style-name="P1">(Wifi)</text:p>
      <text:p text:style-name="P1"/>
      <text:p text:style-name="P1">-Ένα Wi-fi Shield μπορεί να παρέχει μη τοπική επεξεργασία της πληροφορίας με δυνατότητα επικοινωνίας με από σημεία στο χώρο με wifi </text:p>
      <text:p text:style-name="P1"><text:a xlink:type="simple" xlink:href="http://www.ebay.com/sch/i.html?_from=R40&amp;_trksid=p2053587.m570.l1313.TR0.TRC0.H0.Xwifi+shield+arduino.TRS0&amp;_nkw=wifi+shield+arduino&amp;_sacat=0"><text:span text:style-name="T4">http://www.ebay.com/sch/i.html?_from=R40&amp;_trksid=p2053587.m570.l1313.TR0.TRC0.H0.Xwifi+shield+arduino.TRS0&amp;_nkw=wifi+shield+arduino&amp;_sacat=0</text:span></text:a></text:p>
      <text:p text:style-name="P1"/>
      <text:p text:style-name="P1">(GSM)</text:p>
      <text:p text:style-name="P1"/>
      <text:p text:style-name="P1">-Αντίστοιχο με το προηγούμενο μόνο που εδώ έχουμε επικοινωνία (σχεδόν) σε κάθε χωρικό <text:s/>σημείο </text:p>
      <text:p text:style-name="P1"/>
      <text:p text:style-name="P1"><text:a xlink:type="simple" xlink:href="https://www.arduino.cc/en/Main/ArduinoGSMShield"><text:span text:style-name="T4">https://www.arduino.cc/en/Main/ArduinoGSMShield</text:span></text:a></text:p>
      <text:p text:style-name="P1"><text:a xlink:type="simple" xlink:href="http://www.ebay.com/sch/i.html?_odkw=wifi+shield+arduino&amp;_osacat=0&amp;_from=R40&amp;_trksid=p2045573.m570.l1313.TR0.TRC0.H0.XGSM+shield+arduino.TRS0&amp;_nkw=GSM+shield+arduino&amp;_sacat=0"><text:span text:style-name="T4">http://www.ebay.com/sch/i.html?_odkw=wifi+shield+arduino&amp;_osacat=0&amp;_from=R40&amp;_trksid=p2045573.m570.l1313.TR0.TRC0.H0.XGSM+shield+arduino.TRS0&amp;_nkw=GSM+shield+arduino&amp;_sacat=0</text:span></text:a></text:p>
      <text:p text:style-name="P1"/>
      <text:p text:style-name="P1"/>
      <text:p text:style-name="P1">Τώρα , μπορεί να γίνει και συνδυασμός των παραπάνω για μια πιο ολοκληρωμένη λύση . Για παράδειγμα , όταν υπάρχει ταυτόχρονα bluetooth και wifi (ή GSM) και η σύνδεση μέσω του πρώτου διακοπεί ,τότε μπορεί να αναλάβει το δεύτερο ενεργοποιώντας διαφορετικές δυνατότητες του λογισμικού . Πιο συγκεκριμένα , επειδή η διακοπή της σύνδεσής με bluetooth σημαίνει οτι , είτε ότι το άτομο απομακρύνθηκε από το χώρο , είτε μια διακοπή του ρεύματος , είτε γενικότερη αποτυχία στην σύνδεση , τότε το wifi και το GSM θα παρέχει μια μεγαλύτερή κάλυψη ώστε σε περίπτωση ανάγκης να αποστέλνεται ένα email ή s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6" meta:word-count="360" meta:character-count="3171" meta:non-whitespace-character-count="2829"/>
    <meta:generator>LibreOffice/4.2.8.2$Linux_X86_64 LibreOffice_project/420m0$Build-2</meta:generator>
  </office:meta>
</office:document-meta>
</file>